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aca6" officeooo:paragraph-rsid="001caca6"/>
    </style:style>
    <style:style style:name="P2" style:family="paragraph" style:parent-style-name="Standard">
      <style:text-properties fo:font-weight="bold" officeooo:rsid="001caca6" officeooo:paragraph-rsid="001caca6" style:font-weight-asian="bold" style:font-weight-complex="bold"/>
    </style:style>
    <style:style style:name="P3" style:family="paragraph" style:parent-style-name="Standard">
      <style:text-properties officeooo:rsid="001e376e" officeooo:paragraph-rsid="001e376e"/>
    </style:style>
    <style:style style:name="P4" style:family="paragraph" style:parent-style-name="Standard" style:list-style-name="L1">
      <style:text-properties officeooo:rsid="00200184" officeooo:paragraph-rsid="00200184"/>
    </style:style>
    <style:style style:name="P5" style:family="paragraph" style:parent-style-name="Standard" style:list-style-name="L1">
      <style:text-properties officeooo:rsid="00232ad1" officeooo:paragraph-rsid="00232ad1"/>
    </style:style>
    <style:style style:name="P6" style:family="paragraph" style:parent-style-name="Standard" style:list-style-name="L1">
      <style:text-properties officeooo:rsid="0052e709" officeooo:paragraph-rsid="0052e709"/>
    </style:style>
    <style:style style:name="P7" style:family="paragraph" style:parent-style-name="Text_20_body" style:list-style-name="L3">
      <style:text-properties officeooo:paragraph-rsid="00232ad1"/>
    </style:style>
    <style:style style:name="P8" style:family="paragraph" style:parent-style-name="Text_20_body" style:list-style-name="L5"/>
    <style:style style:name="P9" style:family="paragraph" style:parent-style-name="Text_20_body">
      <style:text-properties officeooo:rsid="00200184" officeooo:paragraph-rsid="00200184"/>
    </style:style>
    <style:style style:name="P10" style:family="paragraph" style:parent-style-name="Text_20_body" style:list-style-name="L5">
      <style:text-properties officeooo:rsid="00232ad1" officeooo:paragraph-rsid="00232ad1"/>
    </style:style>
    <style:style style:name="P11" style:family="paragraph" style:parent-style-name="Text_20_body" style:list-style-name="L5">
      <style:text-properties officeooo:rsid="00251c24" officeooo:paragraph-rsid="00251c24"/>
    </style:style>
    <style:style style:name="P12" style:family="paragraph" style:parent-style-name="Text_20_body" style:list-style-name="L3">
      <style:text-properties officeooo:rsid="00283530" officeooo:paragraph-rsid="00283530"/>
    </style:style>
    <style:style style:name="P13" style:family="paragraph" style:parent-style-name="Text_20_body" style:list-style-name="L3">
      <style:text-properties officeooo:rsid="002a0fc6" officeooo:paragraph-rsid="002a0fc6"/>
    </style:style>
    <style:style style:name="P14" style:family="paragraph" style:parent-style-name="Text_20_body" style:list-style-name="L5">
      <style:text-properties officeooo:rsid="002f5341" officeooo:paragraph-rsid="002f5341"/>
    </style:style>
    <style:style style:name="P15" style:family="paragraph" style:parent-style-name="Text_20_body" style:list-style-name="L3">
      <style:text-properties officeooo:rsid="0034041c" officeooo:paragraph-rsid="0034041c"/>
    </style:style>
    <style:style style:name="P16" style:family="paragraph" style:parent-style-name="Text_20_body" style:list-style-name="L3">
      <style:text-properties officeooo:rsid="0035d5c0" officeooo:paragraph-rsid="0035d5c0"/>
    </style:style>
    <style:style style:name="P17" style:family="paragraph" style:parent-style-name="Text_20_body">
      <style:text-properties officeooo:rsid="0035d5c0" officeooo:paragraph-rsid="0035d5c0"/>
    </style:style>
    <style:style style:name="P18" style:family="paragraph" style:parent-style-name="Text_20_body" style:list-style-name="L3">
      <style:text-properties officeooo:rsid="003759cd" officeooo:paragraph-rsid="003759cd"/>
    </style:style>
    <style:style style:name="P19" style:family="paragraph" style:parent-style-name="Text_20_body" style:list-style-name="L3">
      <style:text-properties officeooo:rsid="003759cd" officeooo:paragraph-rsid="004095fe"/>
    </style:style>
    <style:style style:name="P20" style:family="paragraph" style:parent-style-name="Text_20_body" style:list-style-name="L3">
      <style:text-properties officeooo:rsid="0038d111" officeooo:paragraph-rsid="0038d111"/>
    </style:style>
    <style:style style:name="P21" style:family="paragraph" style:parent-style-name="Text_20_body" style:list-style-name="L3">
      <style:text-properties officeooo:rsid="0038d111" officeooo:paragraph-rsid="0043cc63"/>
    </style:style>
    <style:style style:name="P22" style:family="paragraph" style:parent-style-name="Text_20_body" style:list-style-name="L3">
      <style:text-properties officeooo:rsid="00398745" officeooo:paragraph-rsid="00398745"/>
    </style:style>
    <style:style style:name="P23" style:family="paragraph" style:parent-style-name="Text_20_body" style:list-style-name="L3">
      <style:text-properties officeooo:rsid="003a183f" officeooo:paragraph-rsid="003a183f"/>
    </style:style>
    <style:style style:name="P24" style:family="paragraph" style:parent-style-name="Text_20_body" style:list-style-name="L3">
      <style:text-properties officeooo:rsid="003be0c6" officeooo:paragraph-rsid="003be0c6"/>
    </style:style>
    <style:style style:name="P25" style:family="paragraph" style:parent-style-name="Text_20_body" style:list-style-name="L3">
      <style:text-properties officeooo:rsid="003be0c6" officeooo:paragraph-rsid="0047727a"/>
    </style:style>
    <style:style style:name="P26" style:family="paragraph" style:parent-style-name="Text_20_body" style:list-style-name="L3">
      <style:text-properties officeooo:rsid="003d9a93" officeooo:paragraph-rsid="003d9a93"/>
    </style:style>
    <style:style style:name="P27" style:family="paragraph" style:parent-style-name="Text_20_body" style:list-style-name="L3">
      <style:text-properties officeooo:rsid="003d9a93" officeooo:paragraph-rsid="0047727a"/>
    </style:style>
    <style:style style:name="P28" style:family="paragraph" style:parent-style-name="Text_20_body" style:list-style-name="L3">
      <style:text-properties officeooo:rsid="00428028" officeooo:paragraph-rsid="00428028"/>
    </style:style>
    <style:style style:name="P29" style:family="paragraph" style:parent-style-name="Text_20_body" style:list-style-name="L3">
      <style:text-properties officeooo:rsid="0043cc63" officeooo:paragraph-rsid="0043cc63"/>
    </style:style>
    <style:style style:name="P30" style:family="paragraph" style:parent-style-name="Text_20_body" style:list-style-name="L3">
      <style:text-properties officeooo:rsid="00445851" officeooo:paragraph-rsid="00445851"/>
    </style:style>
    <style:style style:name="P31" style:family="paragraph" style:parent-style-name="Text_20_body" style:list-style-name="L3">
      <style:text-properties officeooo:rsid="00468eef" officeooo:paragraph-rsid="00468eef"/>
    </style:style>
    <style:style style:name="P32" style:family="paragraph" style:parent-style-name="Text_20_body" style:list-style-name="L3">
      <style:text-properties officeooo:rsid="0047727a" officeooo:paragraph-rsid="0047727a"/>
    </style:style>
    <style:style style:name="P33" style:family="paragraph" style:parent-style-name="Text_20_body" style:list-style-name="L3">
      <style:text-properties officeooo:rsid="0047b842" officeooo:paragraph-rsid="0047b842"/>
    </style:style>
    <style:style style:name="P34" style:family="paragraph" style:parent-style-name="Text_20_body" style:list-style-name="L3">
      <style:text-properties officeooo:rsid="0047b842" officeooo:paragraph-rsid="00498754"/>
    </style:style>
    <style:style style:name="P35" style:family="paragraph" style:parent-style-name="Text_20_body" style:list-style-name="L3">
      <style:text-properties officeooo:rsid="004a39d3" officeooo:paragraph-rsid="004a39d3"/>
    </style:style>
    <style:style style:name="P36" style:family="paragraph" style:parent-style-name="Text_20_body" style:list-style-name="L3">
      <style:text-properties officeooo:rsid="004d085c" officeooo:paragraph-rsid="004d085c"/>
    </style:style>
    <style:style style:name="P37" style:family="paragraph" style:parent-style-name="Text_20_body" style:list-style-name="L3">
      <style:text-properties officeooo:rsid="004d19f7" officeooo:paragraph-rsid="004d19f7"/>
    </style:style>
    <style:style style:name="P38" style:family="paragraph" style:parent-style-name="Text_20_body" style:list-style-name="L3">
      <style:text-properties officeooo:rsid="004e2ed4" officeooo:paragraph-rsid="004e2ed4"/>
    </style:style>
    <style:style style:name="P39" style:family="paragraph" style:parent-style-name="Text_20_body" style:list-style-name="L3">
      <style:text-properties officeooo:rsid="0050478d" officeooo:paragraph-rsid="0050478d"/>
    </style:style>
    <style:style style:name="P40" style:family="paragraph" style:parent-style-name="Text_20_body" style:list-style-name="L3">
      <style:paragraph-properties fo:margin-top="0in" fo:margin-bottom="0in" style:contextual-spacing="false"/>
    </style:style>
    <style:style style:name="P41" style:family="paragraph" style:parent-style-name="Text_20_body" style:list-style-name="L5">
      <style:paragraph-properties fo:margin-top="0in" fo:margin-bottom="0in" style:contextual-spacing="false"/>
      <style:text-properties officeooo:paragraph-rsid="00200184"/>
    </style:style>
    <style:style style:name="P42" style:family="paragraph" style:parent-style-name="Text_20_body" style:list-style-name="L5">
      <style:paragraph-properties fo:margin-top="0in" fo:margin-bottom="0in" style:contextual-spacing="false"/>
      <style:text-properties officeooo:paragraph-rsid="00232ad1"/>
    </style:style>
    <style:style style:name="P43" style:family="paragraph" style:parent-style-name="Text_20_body" style:list-style-name="L3">
      <style:paragraph-properties fo:margin-top="0in" fo:margin-bottom="0in" style:contextual-spacing="false"/>
      <style:text-properties officeooo:rsid="00232ad1" officeooo:paragraph-rsid="00232ad1"/>
    </style:style>
    <style:style style:name="P44" style:family="paragraph" style:parent-style-name="Text_20_body">
      <style:paragraph-properties fo:margin-top="0in" fo:margin-bottom="0in" style:contextual-spacing="false"/>
      <style:text-properties officeooo:rsid="00232ad1" officeooo:paragraph-rsid="00232ad1"/>
    </style:style>
    <style:style style:name="P45" style:family="paragraph" style:parent-style-name="Text_20_body" style:list-style-name="L5">
      <style:paragraph-properties fo:margin-top="0in" fo:margin-bottom="0in" style:contextual-spacing="false"/>
      <style:text-properties officeooo:rsid="00232ad1" officeooo:paragraph-rsid="00232ad1"/>
    </style:style>
    <style:style style:name="P46" style:family="paragraph" style:parent-style-name="Text_20_body" style:list-style-name="L5">
      <style:paragraph-properties fo:margin-top="0in" fo:margin-bottom="0in" style:contextual-spacing="false"/>
      <style:text-properties officeooo:rsid="00232ad1" officeooo:paragraph-rsid="00532c17"/>
    </style:style>
    <style:style style:name="P47" style:family="paragraph" style:parent-style-name="Text_20_body" style:list-style-name="L3">
      <style:paragraph-properties fo:margin-top="0in" fo:margin-bottom="0in" style:contextual-spacing="false"/>
      <style:text-properties officeooo:rsid="0026bdef" officeooo:paragraph-rsid="0026bdef"/>
    </style:style>
    <style:style style:name="P48" style:family="paragraph" style:parent-style-name="Text_20_body" style:list-style-name="L3">
      <style:paragraph-properties fo:margin-top="0in" fo:margin-bottom="0in" style:contextual-spacing="false"/>
      <style:text-properties officeooo:rsid="002bf892" officeooo:paragraph-rsid="002bf892"/>
    </style:style>
    <style:style style:name="P49" style:family="paragraph" style:parent-style-name="Text_20_body" style:list-style-name="L3">
      <style:paragraph-properties fo:margin-top="0in" fo:margin-bottom="0in" style:contextual-spacing="false"/>
      <style:text-properties officeooo:rsid="002d6161" officeooo:paragraph-rsid="002d6161"/>
    </style:style>
    <style:style style:name="P50" style:family="paragraph" style:parent-style-name="Text_20_body" style:list-style-name="L3">
      <style:paragraph-properties fo:margin-top="0in" fo:margin-bottom="0in" style:contextual-spacing="false"/>
      <style:text-properties officeooo:rsid="002e0228" officeooo:paragraph-rsid="002e0228"/>
    </style:style>
    <style:style style:name="P51" style:family="paragraph" style:parent-style-name="Text_20_body" style:list-style-name="L3">
      <style:paragraph-properties fo:margin-top="0in" fo:margin-bottom="0in" style:contextual-spacing="false"/>
      <style:text-properties officeooo:rsid="0030bec8" officeooo:paragraph-rsid="0030bec8"/>
    </style:style>
    <style:style style:name="P52" style:family="paragraph" style:parent-style-name="Text_20_body" style:list-style-name="L3">
      <style:paragraph-properties fo:margin-top="0in" fo:margin-bottom="0in" style:contextual-spacing="false"/>
      <style:text-properties officeooo:rsid="00326c86" officeooo:paragraph-rsid="00326c86"/>
    </style:style>
    <style:style style:name="P53" style:family="paragraph" style:parent-style-name="Text_20_body" style:list-style-name="L3">
      <style:paragraph-properties fo:margin-top="0in" fo:margin-bottom="0in" style:contextual-spacing="false"/>
      <style:text-properties officeooo:rsid="00398745" officeooo:paragraph-rsid="00398745"/>
    </style:style>
    <style:style style:name="P54" style:family="paragraph" style:parent-style-name="Table_20_Contents">
      <style:text-properties officeooo:rsid="001caca6" officeooo:paragraph-rsid="001caca6"/>
    </style:style>
    <style:style style:name="T1" style:family="text">
      <style:text-properties officeooo:rsid="001caca6"/>
    </style:style>
    <style:style style:name="T2" style:family="text">
      <style:text-properties officeooo:rsid="001e376e"/>
    </style:style>
    <style:style style:name="T3" style:family="text">
      <style:text-properties officeooo:rsid="00200184"/>
    </style:style>
    <style:style style:name="T4" style:family="text">
      <style:text-properties officeooo:rsid="00232ad1"/>
    </style:style>
    <style:style style:name="T5" style:family="text">
      <style:text-properties officeooo:rsid="002a0fc6"/>
    </style:style>
    <style:style style:name="T6" style:family="text">
      <style:text-properties officeooo:rsid="002bf892"/>
    </style:style>
    <style:style style:name="T7" style:family="text">
      <style:text-properties officeooo:rsid="003b5ffb"/>
    </style:style>
    <style:style style:name="T8" style:family="text">
      <style:text-properties officeooo:rsid="003be0c6"/>
    </style:style>
    <style:style style:name="T9" style:family="text">
      <style:text-properties officeooo:rsid="004570dc"/>
    </style:style>
    <style:style style:name="T10" style:family="text">
      <style:text-properties officeooo:rsid="0047727a"/>
    </style:style>
    <style:style style:name="T11" style:family="text">
      <style:text-properties officeooo:rsid="00498754"/>
    </style:style>
    <style:style style:name="T12" style:family="text">
      <style:text-properties officeooo:rsid="0049eac1"/>
    </style:style>
    <style:style style:name="T13" style:family="text">
      <style:text-properties officeooo:rsid="004d19f7"/>
    </style:style>
    <style:style style:name="T14" style:family="text">
      <style:text-properties officeooo:rsid="004dc1a3"/>
    </style:style>
    <style:style style:name="T15" style:family="text">
      <style:text-properties officeooo:rsid="0052049b"/>
    </style:style>
    <style:style style:name="T16" style:family="text">
      <style:text-properties officeooo:rsid="005224b4"/>
    </style:style>
    <style:style style:name="T17" style:family="text">
      <style:text-properties officeooo:rsid="005536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Requirements</text:p>
      <text:p text:style-name="P1">Project Name: StudiHome</text:p>
      <text:p text:style-name="P1">Team: 6</text:p>
      <text:p text:style-name="P1">Costumer: Bledar Aga</text:p>
      <text:p text:style-name="P1"/>
      <text:p text:style-name="P1">Revision History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4">Version</text:p>
          </table:table-cell>
          <table:table-cell table:style-name="Table1.A1" office:value-type="string">
            <text:p text:style-name="P54">Date</text:p>
          </table:table-cell>
          <table:table-cell table:style-name="Table1.C1" office:value-type="string">
            <text:p text:style-name="P54">Revision Description</text:p>
          </table:table-cell>
        </table:table-row>
        <table:table-row>
          <table:table-cell table:style-name="Table1.A2" office:value-type="string">
            <text:p text:style-name="Table_20_Contents">.<text:span text:style-name="T1">01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.<text:span text:style-name="T1">02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><text:span text:style-name="T2">Date: 07.10.2014</text:span></text:p>
      <text:p text:style-name="P1"/>
      <text:p text:style-name="P1"/>
      <text:p text:style-name="P1"/>
      <text:p text:style-name="P3"><text:span text:style-name="T3">1. </text:span>Introduction</text:p>
      <text:list xml:id="list3585653244908954954" text:style-name="L1">
        <text:list-item>
          <text:p text:style-name="P4">Purpose</text:p>
          <text:list>
            <text:list-item>
              <text:p text:style-name="P4">To have a platform where rooms in shared flats and whole appartements can be rented <text:span text:style-name="T17">and </text:span>advertised.</text:p>
            </text:list-item>
          </text:list>
        </text:list-item>
        <text:list-item>
          <text:p text:style-name="P4">Stakeholders</text:p>
          <text:list>
            <text:list-item>
              <text:p text:style-name="P5">StudiHome Inc. (CEO Bledar Aga)</text:p>
            </text:list-item>
          </text:list>
        </text:list-item>
        <text:list-item>
          <text:p text:style-name="P4">Definitions</text:p>
          <text:list>
            <text:list-item>
              <text:p text:style-name="P4">?</text:p>
            </text:list-item>
          </text:list>
        </text:list-item>
        <text:list-item>
          <text:p text:style-name="P4">System overview</text:p>
          <text:list>
            <text:list-item>
              <text:p text:style-name="P4">?</text:p>
            </text:list-item>
          </text:list>
        </text:list-item>
        <text:list-item>
          <text:p text:style-name="P4">References</text:p>
          <text:list>
            <text:list-item>
              <text:p text:style-name="P5">Web Services that offer a similar service</text:p>
              <text:list>
                <text:list-item>
                  <text:p text:style-name="P5">wgzimmer.ch</text:p>
                  <text:list>
                    <text:list-item>
                      <text:p text:style-name="P6">communication between ad placer and student</text:p>
                    </text:list-item>
                  </text:list>
                </text:list-item>
                <text:list-item>
                  <text:p text:style-name="P5">students.ch/wohnen</text:p>
                </text:list-item>
                <text:list-item>
                  <text:p text:style-name="P5">tutti.ch/ganze-schweiz/immobilien/wg-zimmer</text:p>
                </text:list-item>
                <text:list-item>
                  <text:p text:style-name="P5">immoscout24.ch</text:p>
                  <text:list>
                    <text:list-item>
                      <text:p text:style-name="P6">search, list of favourites, property alerts</text:p>
                    </text:list-item>
                  </text:list>
                </text:list-item>
                <text:list-item>
                  <text:p text:style-name="P5">homegate.ch</text:p>
                </text:list-item>
              </text:list>
            </text:list-item>
          </text:list>
        </text:list-item>
      </text:list>
      <text:p text:style-name="P9">2. Overall description </text:p>
      <text:list xml:id="list5756825188064250535" text:style-name="L3">
        <text:list-item>
          <text:p text:style-name="P40">Use cases</text:p>
          <text:list>
            <text:list-item>
              <text:p text:style-name="P47"><text:span text:style-name="T6">Contacting</text:span> Advertiser</text:p>
              <text:list>
                <text:list-item>
                  <text:p text:style-name="P48">Actors</text:p>
                  <text:list>
                    <text:list-item>
                      <text:p text:style-name="P49">Advertiser</text:p>
                    </text:list-item>
                    <text:list-item>
                      <text:p text:style-name="P49">Student</text:p>
                    </text:list-item>
                  </text:list>
                </text:list-item>
                <text:list-item>
                  <text:p text:style-name="P49">Description</text:p>
                  <text:list>
                    <text:list-item>
                      <text:p text:style-name="P49">Student is interested in advertisment and wants to contact advertiser to arrange visite.</text:p>
                    </text:list-item>
                  </text:list>
                </text:list-item>
                <text:list-item>
                  <text:p text:style-name="P50">Trigger</text:p>
                  <text:list>
                    <text:list-item>
                      <text:p text:style-name="P50">Student clicks “interested button” an advertisement</text:p>
                    </text:list-item>
                  </text:list>
                </text:list-item>
                <text:list-item>
                  <text:p text:style-name="P50">Pre-conditions</text:p>
                  <text:list>
                    <text:list-item>
                      <text:p text:style-name="P50">Student is logged in.</text:p>
                    </text:list-item>
                    <text:list-item>
                      <text:p text:style-name="P51"><text:soft-page-break/>Advertisement is open (not closed or expired)</text:p>
                    </text:list-item>
                    <text:list-item>
                      <text:p text:style-name="P50">Student and Advertiser have valid email addresses</text:p>
                    </text:list-item>
                  </text:list>
                </text:list-item>
                <text:list-item>
                  <text:p text:style-name="P52">Post-conditions</text:p>
                  <text:list>
                    <text:list-item>
                      <text:p text:style-name="P52">Interest is displayed in web app for advertiser</text:p>
                    </text:list-item>
                    <text:list-item>
                      <text:p text:style-name="P52">Advertiser receives notification email</text:p>
                    </text:list-item>
                    <text:list-item>
                      <text:p text:style-name="P53">Advertisement is marked as “i'm interested”</text:p>
                    </text:list-item>
                  </text:list>
                </text:list-item>
              </text:list>
              <text:p text:style-name="P43"/>
              <text:list text:continue-numbering="true">
                <text:list-item>
                  <text:p text:style-name="P15">Main Scenario</text:p>
                  <text:list>
                    <text:list-item>
                      <text:p text:style-name="P15">Students clicks “interested” button</text:p>
                    </text:list-item>
                    <text:list-item>
                      <text:p text:style-name="P16">Advertiser receives notification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1248935384223" text:continue-numbering="true" text:style-name="L3">
        <text:list-item>
          <text:list>
            <text:list-item>
              <text:p text:style-name="P18">Advertiser invites student for visit</text:p>
              <text:list>
                <text:list-item>
                  <text:p text:style-name="P18">Actors</text:p>
                  <text:list>
                    <text:list-item>
                      <text:p text:style-name="P18">Student</text:p>
                    </text:list-item>
                    <text:list-item>
                      <text:p text:style-name="P20">Advertiser</text:p>
                    </text:list-item>
                  </text:list>
                </text:list-item>
                <text:list-item>
                  <text:p text:style-name="P20">Description</text:p>
                  <text:list>
                    <text:list-item>
                      <text:p text:style-name="P20">Advertiser wants to arrange visits with students who are interested in his advertisement</text:p>
                    </text:list-item>
                  </text:list>
                </text:list-item>
                <text:list-item>
                  <text:p text:style-name="P20">Trigger</text:p>
                  <text:list>
                    <text:list-item>
                      <text:p text:style-name="P20">Advertiser receives notification (See other use case)</text:p>
                    </text:list-item>
                  </text:list>
                </text:list-item>
                <text:list-item>
                  <text:p text:style-name="P20">Pre-Condition</text:p>
                  <text:list>
                    <text:list-item>
                      <text:p text:style-name="P20">Advertisement is open</text:p>
                    </text:list-item>
                    <text:list-item>
                      <text:p text:style-name="P20">Notification email was received</text:p>
                    </text:list-item>
                  </text:list>
                </text:list-item>
                <text:list-item>
                  <text:p text:style-name="P22">Post-Condition</text:p>
                  <text:list>
                    <text:list-item>
                      <text:p text:style-name="P22">Student receives invitation email</text:p>
                    </text:list-item>
                    <text:list-item>
                      <text:p text:style-name="P23">message is marked as “<text:span text:style-name="T9">invited</text:span>” <text:span text:style-name="T7">(Advertiser)</text:span></text:p>
                    </text:list-item>
                    <text:list-item>
                      <text:p text:style-name="P23">“<text:span text:style-name="T8">doodle” is generated</text:span></text:p>
                      <text:list>
                        <text:list-item>
                          <text:p text:style-name="P31">Doodle has expiration date</text:p>
                        </text:list-item>
                      </text:list>
                    </text:list-item>
                  </text:list>
                </text:list-item>
                <text:list-item>
                  <text:p text:style-name="P24">Main Scenario</text:p>
                  <text:list>
                    <text:list-item>
                      <text:p text:style-name="P24">Advertiser receives notification email</text:p>
                    </text:list-item>
                    <text:list-item>
                      <text:p text:style-name="P24">logs on and sees, who's interested in his advertisement</text:p>
                    </text:list-item>
                    <text:list-item>
                      <text:p text:style-name="P24">select message</text:p>
                    </text:list-item>
                    <text:list-item>
                      <text:p text:style-name="P24"><text:soft-page-break/>select time slots for visite</text:p>
                    </text:list-item>
                    <text:list-item>
                      <text:p text:style-name="P24">click “send”</text:p>
                    </text:list-item>
                    <text:list-item>
                      <text:p text:style-name="P24">email is send to student </text:p>
                    </text:list-item>
                    <text:list-item>
                      <text:p text:style-name="P26">message is marked as “<text:span text:style-name="T9">invided</text:span>”</text:p>
                    </text:list-item>
                  </text:list>
                </text:list-item>
              </text:list>
            </text:list-item>
            <text:list-item>
              <text:p text:style-name="P19">Advertiser writes message to student</text:p>
              <text:list>
                <text:list-item>
                  <text:p text:style-name="P28">Actors</text:p>
                  <text:list>
                    <text:list-item>
                      <text:p text:style-name="P28">Advertiser</text:p>
                    </text:list-item>
                    <text:list-item>
                      <text:p text:style-name="P28">Student</text:p>
                    </text:list-item>
                  </text:list>
                </text:list-item>
                <text:list-item>
                  <text:p text:style-name="P28">Description</text:p>
                  <text:list>
                    <text:list-item>
                      <text:p text:style-name="P29">Advertiser wants to send a message to an interested student</text:p>
                    </text:list-item>
                  </text:list>
                </text:list-item>
                <text:list-item>
                  <text:p text:style-name="P21">Trigger</text:p>
                  <text:list>
                    <text:list-item>
                      <text:p text:style-name="P21">Advertiser receives notification (See other use case)</text:p>
                    </text:list-item>
                  </text:list>
                </text:list-item>
                <text:list-item>
                  <text:p text:style-name="P21">Pre-Condition</text:p>
                  <text:list>
                    <text:list-item>
                      <text:p text:style-name="P21">Advertisement is open</text:p>
                    </text:list-item>
                    <text:list-item>
                      <text:p text:style-name="P21">Notification email was received</text:p>
                    </text:list-item>
                  </text:list>
                </text:list-item>
                <text:list-item>
                  <text:p text:style-name="P30">Post-conditions</text:p>
                  <text:list>
                    <text:list-item>
                      <text:p text:style-name="P30">Student receives notification mail</text:p>
                    </text:list-item>
                    <text:list-item>
                      <text:p text:style-name="P30">Student receives message (in web app)</text:p>
                    </text:list-item>
                    <text:list-item>
                      <text:p text:style-name="P30">message is marked as “responded to” (Advertiser)</text:p>
                    </text:list-item>
                  </text:list>
                </text:list-item>
                <text:list-item>
                  <text:p text:style-name="P25">Main Scenario</text:p>
                  <text:list>
                    <text:list-item>
                      <text:p text:style-name="P25">Advertiser receives notification email</text:p>
                    </text:list-item>
                    <text:list-item>
                      <text:p text:style-name="P25">logs on and sees, who's interested in his advertisement</text:p>
                    </text:list-item>
                    <text:list-item>
                      <text:p text:style-name="P25">select message</text:p>
                    </text:list-item>
                    <text:list-item>
                      <text:p text:style-name="P32">writes new message</text:p>
                    </text:list-item>
                    <text:list-item>
                      <text:p text:style-name="P32">click “send”</text:p>
                    </text:list-item>
                    <text:list-item>
                      <text:p text:style-name="P25">email is send to student </text:p>
                    </text:list-item>
                    <text:list-item>
                      <text:p text:style-name="P27">message is marked as “<text:span text:style-name="T10">responded to</text:span>”</text:p>
                    </text:list-item>
                  </text:list>
                </text:list-item>
              </text:list>
            </text:list-item>
            <text:list-item>
              <text:p text:style-name="P33">Other possible use cases</text:p>
              <text:list>
                <text:list-item>
                  <text:p text:style-name="P33">Generate Advertisment</text:p>
                </text:list-item>
                <text:list-item>
                  <text:p text:style-name="P33"><text:soft-page-break/>Close/<text:span text:style-name="T12">take offline/</text:span>Prolong Advertisment</text:p>
                  <text:list>
                    <text:list-item>
                      <text:p text:style-name="P35">Bei Close werden alle noch interessierten Studierenden benachrichtigt.</text:p>
                    </text:list-item>
                  </text:list>
                </text:list-item>
                <text:list-item>
                  <text:p text:style-name="P34"><text:span text:style-name="T11">Change Advertisment</text:span></text:p>
                </text:list-item>
                <text:list-item>
                  <text:p text:style-name="P34">Register account</text:p>
                </text:list-item>
                <text:list-item>
                  <text:p text:style-name="P36">Ranking for interested students (Advertiser) <text:span text:style-name="T13">Promising students</text:span></text:p>
                </text:list-item>
                <text:list-item>
                  <text:p text:style-name="P37">Ranking for <text:span text:style-name="T14">interesting advertisements ? (Student) -&gt; “Private Ranking and listing”</text:span></text:p>
                </text:list-item>
                <text:list-item>
                  <text:p text:style-name="P38">Searching advertisments (Student) Has to be logged in</text:p>
                </text:list-item>
                <text:list-item>
                  <text:p text:style-name="P39">Set alarm <text:span text:style-name="T15">according to certain search criterias </text:span>(student) -<text:span text:style-name="T16">&gt; notification by mail</text:span></text:p>
                </text:list-item>
              </text:list>
            </text:list-item>
          </text:list>
        </text:list-item>
        <text:list-item>
          <text:p text:style-name="P7">Actor characteristics</text:p>
          <text:list>
            <text:list-item>
              <text:p text:style-name="P43">Advertiser</text:p>
              <text:list>
                <text:list-item>
                  <text:p text:style-name="P43">Shared Flat looking for room mates</text:p>
                </text:list-item>
                <text:list-item>
                  <text:p text:style-name="P43">Landlord renting flat</text:p>
                </text:list-item>
              </text:list>
            </text:list-item>
            <text:list-item>
              <text:p text:style-name="P7"><text:span text:style-name="T4">Studen</text:span>ts </text:p>
              <text:list>
                <text:list-item>
                  <text:p text:style-name="P12">Searching for room <text:span text:style-name="T5">in shared flat</text:span></text:p>
                </text:list-item>
                <text:list-item>
                  <text:p text:style-name="P13">Searching for flat</text:p>
                </text:list-item>
              </text:list>
            </text:list-item>
          </text:list>
        </text:list-item>
      </text:list>
      <text:list xml:id="list3842455331467722131" text:style-name="L5">
        <text:list-item>
          <text:p text:style-name="P41">Functional requirements</text:p>
          <text:list>
            <text:list-item>
              <text:p text:style-name="P42"><text:span text:style-name="T4">Login</text:span></text:p>
              <text:list>
                <text:list-item>
                  <text:p text:style-name="P45">Name</text:p>
                </text:list-item>
                <text:list-item>
                  <text:p text:style-name="P45">Mail</text:p>
                </text:list-item>
              </text:list>
            </text:list-item>
          </text:list>
        </text:list-item>
      </text:list>
      <text:p text:style-name="P44"/>
      <text:list xml:id="list151249823337023" text:continue-numbering="true" text:style-name="L5">
        <text:list-item>
          <text:list>
            <text:list-item>
              <text:p text:style-name="P10">Advertisement</text:p>
              <text:list>
                <text:list-item>
                  <text:p text:style-name="P10">Size</text:p>
                </text:list-item>
                <text:list-item>
                  <text:p text:style-name="P10">Rent</text:p>
                </text:list-item>
                <text:list-item>
                  <text:p text:style-name="P10">Nbr of current inhabitants</text:p>
                </text:list-item>
                <text:list-item>
                  <text:p text:style-name="P11">Address (including Area code)</text:p>
                </text:list-item>
                <text:list-item>
                  <text:p text:style-name="P11">Expiration date</text:p>
                  <text:list>
                    <text:list-item>
                      <text:p text:style-name="P11">can be renued</text:p>
                    </text:list-item>
                    <text:list-item>
                      <text:p text:style-name="P14">can be closed</text:p>
                    </text:list-item>
                  </text:list>
                </text:list-item>
                <text:list-item>
                  <text:p text:style-name="P11">Pictures</text:p>
                </text:list-item>
                <text:list-item>
                  <text:p text:style-name="P11">Description (free)</text:p>
                </text:list-item>
                <text:list-item>
                  <text:p text:style-name="P11"><text:soft-page-break/>Map</text:p>
                </text:list-item>
                <text:list-item>
                  <text:p text:style-name="P11">What are we looking for?</text:p>
                </text:list-item>
              </text:list>
            </text:list-item>
          </text:list>
        </text:list-item>
        <text:list-item>
          <text:p text:style-name="P8">Non-functional requirements (external, performance, etc.) </text:p>
          <text:list>
            <text:list-item>
              <text:p text:style-name="P10">only one login/account</text:p>
            </text:list-item>
            <text:list-item>
              <text:p text:style-name="P46"><text:span text:style-name="T3">Usable on mobile devices (smartphones) and computers (autoscaling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3:14:48.785010695</meta:creation-date>
    <dc:date>2014-10-07T15:12:48.686993216</dc:date>
    <meta:editing-duration>PT1H45M56S</meta:editing-duration>
    <meta:editing-cycles>53</meta:editing-cycles>
    <meta:generator>LibreOffice/4.2.6.3$Linux_X86_64 LibreOffice_project/420$Build-3</meta:generator>
    <meta:document-statistic meta:table-count="1" meta:image-count="0" meta:object-count="0" meta:page-count="5" meta:paragraph-count="134" meta:word-count="581" meta:character-count="3471" meta:non-whitespace-character-count="3139"/>
  </office:meta>
</office:document-meta>
</file>